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5-10-17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5-07-1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5-04-15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5-01-16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4-10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4-07-12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4-04-1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4-01-3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3-10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3-07-2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3-04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3-01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2-10-07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2-07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964" calcext:value-type="float">
            <text:p>19.9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2-04-2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1-12-13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1-12-07 0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4128" calcext:value-type="float">
            <text:p>20.07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1-07-2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1-04-21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1-02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1-01-27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0-10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0-04-24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20-01-17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9-10-1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9-07-1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9-04-1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9-01-14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8-10-25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8-07-24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8-04-20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8-01-25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7-10-25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7-07-1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7-04-25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7-01-05 2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7-01-05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6-10-14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6-07-12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6-04-12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6-01-22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5-10-1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5-07-08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5-04-2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5-01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4-12-03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4-07-22 2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4-05-02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4-01-31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3-12-19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3-04-18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3-04-18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3-01-17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3-01-1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10-26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10-26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07-26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07-26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04-26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04-2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016" calcext:value-type="float">
            <text:p>16.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02-03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2-02-03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1-10-14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1-10-14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1-07-28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1-01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0-11-24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0-07-30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4568" calcext:value-type="float">
            <text:p>19.7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0-04-21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10-01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09-11-05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09-04-0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08-04-2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9135</text:p>
          </table:table-cell>
          <table:table-cell office:value-type="string" calcext:value-type="string">
            <text:p>08S/01W-33DAC</text:p>
          </table:table-cell>
          <table:table-cell office:value-type="string" calcext:value-type="string">
            <text:p>2007-11-08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